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generators</text:p>
      <text:p text:style-name="Standard"/>
      <text:p text:style-name="Standard">mix connect and f2a</text:p>
      <text:p text:style-name="Standard">mix connect_scope and f2a</text:p>
      <text:p text:style-name="Standard">mix connect_pattern and f2a</text:p>
      <text:p text:style-name="Standard"/>
      <text:p text:style-name="Standard">mix connect and assign</text:p>
      <text:p text:style-name="Standard">mix connect_scope and assign</text:p>
      <text:p text:style-name="Standard">mix connect_pattern and assign</text:p>
      <text:p text:style-name="Standard"/>
      <text:p text:style-name="Standard">mix connect and concat</text:p>
      <text:p text:style-name="Standard">mix connect_scope and concat</text:p>
      <text:p text:style-name="Standard">mix connect_pattern and concat</text:p>
      <text:p text:style-name="Standard"/>
      <text:p text:style-name="Standard">mix connect and operators/expressions</text:p>
      <text:p text:style-name="Standard">mix connect_scope and operators/expressions</text:p>
      <text:p text:style-name="Standard">mix connect_pattern and operators/expressions</text:p>
      <text:p text:style-name="Standard"/>
      <text:p text:style-name="Standard">csl_unit a {</text:p>
      <text:p text:style-name="Standard"><text:s text:c="4"/>port x (input);</text:p>
      <text:p text:style-name="Standard"><text:s text:c="4"/>port y (input);</text:p>
      <text:p text:style-name="Standard">};</text:p>
      <text:p text:style-name="Standard"/>
      <text:p text:style-name="Standard">csl_unit b {</text:p>
      <text:p text:style-name="Standard"><text:s text:c="4"/>port x (output);</text:p>
      <text:p text:style-name="Standard"><text:s text:c="4"/>port y (output);</text:p>
      <text:p text:style-name="Standard">};</text:p>
      <text:p text:style-name="Standard"/>
      <text:p text:style-name="Standard">csl_unit top {</text:p>
      <text:p text:style-name="Standard"><text:s text:c="3"/>csl_signal a;</text:p>
      <text:p text:style-name="Standard"><text:s text:c="3"/>a a0(.y (y ) );</text:p>
      <text:p text:style-name="Standard"><text:s text:c="3"/>b b0(.y (y ) );</text:p>
      <text:p text:style-name="Standard"><text:s text:c="3"/>top() {</text:p>
      <text:p text:style-name="Standard"><text:s text:c="5"/>a0.x.connect(b0.x);</text:p>
      <text:p text:style-name="Standard"><text:s text:c="3"/>}</text:p>
      <text:p text:style-name="Standard"/>
      <text:p text:style-name="Standard">};</text:p>
      <text:p text:style-name="Standard"/>
      <text:p text:style-name="Standard">eclare the same object name twice as the same type.</text:p>
      <text:p text:style-name="Standard"/>
      <text:p text:style-name="Standard">csl_unit {</text:p>
      <text:p text:style-name="Standard">csl_port a(input);</text:p>
      <text:p text:style-name="Standard">csl_port a(input);</text:p>
      <text:p text:style-name="Standard">};</text:p>
      <text:p text:style-name="Standard"/>
      <text:p text:style-name="Standard"/>
      <text:p text:style-name="Standard">Declare the same object name twice as different types.</text:p>
      <text:p text:style-name="Standard"/>
      <text:p text:style-name="Standard">csl_unit {</text:p>
      <text:p text:style-name="Standard">csl_port a(input);</text:p>
      <text:p text:style-name="Standard">csl_signal a;</text:p>
      <text:p text:style-name="Standard">};</text:p>
      <text:p text:style-name="Standard"/>
      <text:p text:style-name="Standard">Declare the same object name twice with the same type and different args</text:p>
      <text:p text:style-name="Standard"/>
      <text:p text:style-name="Standard">csl_unit {</text:p>
      <text:p text:style-name="Standard">csl_port a(input);</text:p>
      <text:p text:style-name="Standard">csl_port a(output);</text:p>
      <text:p text:style-name="Standard">};</text:p>
      <text:p text:style-name="Standard"/>
      <text:p text:style-name="Standard">csl_unit {</text:p>
      <text:p text:style-name="Standard">csl_port a(input);</text:p>
      <text:p text:style-name="Standard">csl_port a(input, 4);</text:p>
      <text:p text:style-name="Standard">};</text:p>
      <text:p text:style-name="Standard"/>
      <text:p text:style-name="Standard">Declare the same type twice with the same name.</text:p>
      <text:p text:style-name="Standard"/>
      <text:p text:style-name="Standard">csl_bit_range br(5);</text:p>
      <text:p text:style-name="Standard">csl_bit_range br(5);</text:p>
      <text:p text:style-name="Standard"/>
      <text:p text:style-name="Standard">connect ifc's – hierarchical and non-hierarchical</text:p>
      <text:p text:style-name="Standard">connect an output ifc to many input</text:p>
      <text:p text:style-name="Standard">ifc's in different units</text:p>
      <text:p text:style-name="Standard">ifc exlude in unit a and ifc exclude in</text:p>
      <text:p text:style-name="Standard">unit b</text:p>
      <text:p text:style-name="Standard">ifc exlude in unit a and ifc no exclude in</text:p>
      <text:p text:style-name="Standard">unit b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Nimbus Sans 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Nimbus Sans L1" style:font-size-asian="14pt" style:font-name-complex="Nimbus Sans L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booo buuuu</meta:initial-creator>
    <meta:creation-date>2008-04-24T16:21:17</meta:creation-date>
    <dc:creator>booo buuuu</dc:creator>
    <dc:date>2008-04-24T16:26:09</dc:date>
    <dc:language>en-US</dc:language>
    <meta:editing-cycles>2</meta:editing-cycles>
    <meta:editing-duration>PT4M5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8" meta:word-count="229" meta:character-count="1239"/>
  </office:meta>
</office:document-meta>
</file>